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9dc34" officeooo:paragraph-rsid="0019dc34"/>
    </style:style>
    <style:style style:name="P7" style:family="paragraph" style:parent-style-name="Table_20_Contents">
      <style:text-properties officeooo:rsid="001be059" officeooo:paragraph-rsid="001be059"/>
    </style:style>
    <style:style style:name="P8" style:family="paragraph" style:parent-style-name="Table_20_Contents">
      <style:text-properties officeooo:rsid="001c5318" officeooo:paragraph-rsid="001c5318"/>
    </style:style>
    <style:style style:name="P9" style:family="paragraph" style:parent-style-name="Table_20_Contents">
      <style:text-properties officeooo:rsid="0020cd99" officeooo:paragraph-rsid="0020cd99"/>
    </style:style>
    <style:style style:name="P10" style:family="paragraph" style:parent-style-name="Table_20_Contents">
      <style:text-properties officeooo:rsid="00218f15"/>
    </style:style>
    <style:style style:name="P11" style:family="paragraph" style:parent-style-name="Table_20_Contents">
      <style:text-properties officeooo:rsid="0022e61f" officeooo:paragraph-rsid="0022e61f"/>
    </style:style>
    <style:style style:name="P12" style:family="paragraph" style:parent-style-name="Table_20_Contents">
      <style:text-properties officeooo:rsid="0024be04" officeooo:paragraph-rsid="0024be04"/>
    </style:style>
    <style:style style:name="P13" style:family="paragraph" style:parent-style-name="Table_20_Contents">
      <style:text-properties officeooo:rsid="00251325" officeooo:paragraph-rsid="00251325"/>
    </style:style>
    <style:style style:name="P14" style:family="paragraph" style:parent-style-name="Text_20_body">
      <style:text-properties officeooo:rsid="00209bba" officeooo:paragraph-rsid="00209bba"/>
    </style:style>
    <style:style style:name="P15" style:family="paragraph" style:parent-style-name="Text_20_body">
      <style:text-properties officeooo:rsid="00209bba" officeooo:paragraph-rsid="00218f15"/>
    </style:style>
    <style:style style:name="P16" style:family="paragraph" style:parent-style-name="Heading_20_1">
      <style:text-properties officeooo:rsid="001471a0"/>
    </style:style>
    <style:style style:name="P17" style:family="paragraph" style:parent-style-name="Standard">
      <style:text-properties officeooo:rsid="001471a0" officeooo:paragraph-rsid="001471a0"/>
    </style:style>
    <style:style style:name="P18" style:family="paragraph" style:parent-style-name="Standard">
      <style:text-properties officeooo:paragraph-rsid="00149356"/>
    </style:style>
    <style:style style:name="P19" style:family="paragraph" style:parent-style-name="Standard">
      <style:text-properties officeooo:rsid="0019dc34" officeooo:paragraph-rsid="0019dc34"/>
    </style:style>
    <style:style style:name="P20" style:family="paragraph" style:parent-style-name="Standard">
      <style:text-properties officeooo:rsid="001aa9bd" officeooo:paragraph-rsid="001aa9bd"/>
    </style:style>
    <style:style style:name="P21" style:family="paragraph" style:parent-style-name="Standard">
      <style:text-properties officeooo:rsid="001aa9bd" officeooo:paragraph-rsid="001be059"/>
    </style:style>
    <style:style style:name="P22" style:family="paragraph" style:parent-style-name="Standard">
      <style:text-properties officeooo:rsid="001aa9bd" officeooo:paragraph-rsid="001ccff5"/>
    </style:style>
    <style:style style:name="P23" style:family="paragraph" style:parent-style-name="Standard">
      <style:text-properties officeooo:rsid="001be059" officeooo:paragraph-rsid="001be059"/>
    </style:style>
    <style:style style:name="P24" style:family="paragraph" style:parent-style-name="Standard">
      <style:text-properties officeooo:rsid="001c5318" officeooo:paragraph-rsid="001c5318"/>
    </style:style>
    <style:style style:name="P25" style:family="paragraph" style:parent-style-name="Standard">
      <style:text-properties officeooo:rsid="001ccff5" officeooo:paragraph-rsid="001ccff5"/>
    </style:style>
    <style:style style:name="P26" style:family="paragraph" style:parent-style-name="Heading_20_2">
      <style:paragraph-properties fo:break-before="page"/>
    </style:style>
    <style:style style:name="T1" style:family="text">
      <style:text-properties officeooo:rsid="0019dc34"/>
    </style:style>
    <style:style style:name="T2" style:family="text">
      <style:text-properties officeooo:rsid="001aa9bd"/>
    </style:style>
    <style:style style:name="T3" style:family="text">
      <style:text-properties officeooo:rsid="001be059"/>
    </style:style>
    <style:style style:name="T4" style:family="text">
      <style:text-properties officeooo:rsid="001f7437"/>
    </style:style>
    <style:style style:name="T5" style:family="text">
      <style:text-properties officeooo:rsid="00218f15"/>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formation Algebra</text:h>
      <text:p text:style-name="P17">by Sven Nilsen</text:p>
      <text:p text:style-name="P17">version 000</text:p>
      <text:p text:style-name="P17"/>
      <text:h text:style-name="Heading_20_2" text:outline-level="2">1 - System</text:h>
      <text:p text:style-name="P19"/>
      <text:p text:style-name="P19">In this algebra, we use the word "system" as a word for <text:span text:style-name="T2">anything</text:span> that encodes information. A system is an abstract object that <text:span text:style-name="T2">can</text:span> be composed with other systems<text:span text:style-name="T2"> to create concrete objects</text:span>. <text:span text:style-name="T2">The system gives an interface which we can build further abstractions upon. We can chain together systems with composition that read from left to right as "top" in the data structure to "bottom".</text:span></text:p>
      <text:p text:style-name="P19"/>
      <text:p text:style-name="P20">Here is an example where a system X contains a system Y that contains a system Z:</text:p>
      <text:p text:style-name="P19"/>
      <text:p text:style-name="P19"><text:span text:style-name="T2"><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9"/>
      <text:p text:style-name="P20">Another way to read this is "Z is encoded into Y which is encoded into X".</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7"><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3">Unity system</text:p>
          </table:table-cell>
          <table:table-cell table:style-name="Table3.C2" office:value-type="string">
            <text:p text:style-name="P13">Contains all systems.</text:p>
          </table:table-cell>
        </table:table-row>
        <table:table-row>
          <table:table-cell table:style-name="Table3.A2" office:value-type="string">
            <text:p text:style-name="P7"><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7">Binary system</text:p>
          </table:table-cell>
          <table:table-cell table:style-name="Table3.C2" office:value-type="string">
            <text:p text:style-name="P13">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7">Natural number system</text:p>
          </table:table-cell>
          <table:table-cell table:style-name="Table3.C2" office:value-type="string">
            <text:p text:style-name="P13">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7">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7">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8">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8">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8"/>
          </table:table-cell>
          <table:table-cell table:style-name="Table3.C2" office:value-type="string">
            <text:p text:style-name="Table_20_Contents"/>
          </table:table-cell>
        </table:table-row>
      </table:table>
      <text:p text:style-name="P20"/>
      <text:p text:style-name="P24">Notice that functions are written with small capitals because they do not store data directly in memory.</text:p>
      <text:h text:style-name="Heading_20_2" text:outline-level="2">2 - Data Structures</text:h>
      <text:p text:style-name="P20"/>
      <text:p text:style-name="P23">A composition of systems gives a data structure. We use a fundamental theorem to distinguish data structures. This is used to create definitions of systems without worrying about the specific implementation.</text:p>
      <text:p text:style-name="P21"/>
      <table:table table:name="Table2" table:style-name="Table2">
        <table:table-column table:style-name="Table2.A"/>
        <table:table-row>
          <table:table-cell table:style-name="Table2.A1" office:value-type="string">
            <text:p text:style-name="P3">Fundamental Theorem of <text:span text:style-name="T3">Data Structures</text:span></text:p>
          </table:table-cell>
        </table:table-row>
        <table:table-row>
          <table:table-cell table:style-name="Table2.A2" office:value-type="string">
            <text:p text:style-name="P21">Two <text:span text:style-name="T3">data structures</text:span> are equal only when they expands equally in capacity when the to<text:span text:style-name="T3">p</text:span> system increases in capacity<text:span text:style-name="T3">.</text:span></text:p>
          </table:table-cell>
        </table:table-row>
      </table:table>
      <text:p text:style-name="P23"/>
      <text:p text:style-name="P23">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p>
      <text:h text:style-name="P26" text:outline-level="2">3 - Capacity</text:h>
      <text:p text:style-name="Text_20_body"/>
      <text:p text:style-name="P14">Because of the fundamental theorem, it is important to understand what we mean with "capacity". We use the following notation:</text:p>
      <text:p text:style-name="P14"><draw:frame draw:style-name="fr1" draw:name="Object15" text:anchor-type="as-char" svg:y="-0.377cm" svg:width="0.857cm" svg:height="0.489cm" draw:z-index="7"><draw:object xlink:href="./Object 15" xlink:type="simple" xlink:show="embed" xlink:actuate="onLoad"/><draw:image xlink:href="./ObjectReplacements/Object 15" xlink:type="simple" xlink:show="embed" xlink:actuate="onLoad"/></draw:frame></text:p>
      <text:p text:style-name="P14">The capacity of a binary system is the number of bits in memory, but the capacity of natural numbers stored in binary grows exponentially with the number of bits:</text:p>
      <text:p text:style-name="P15"><draw:frame draw:style-name="fr1" draw:name="Object16" text:anchor-type="as-char" svg:y="-0.437cm" svg:width="2.194cm" svg:height="0.57cm" draw:z-index="11"><draw:object xlink:href="./Object 16" xlink:type="simple" xlink:show="embed" xlink:actuate="onLoad"/><draw:image xlink:href="./ObjectReplacements/Object 16" xlink:type="simple" xlink:show="embed" xlink:actuate="onLoad"/></draw:frame></text:p>
      <text:p text:style-name="P15"><text:span text:style-name="T5">We are just storing one number that fills the entire memory, but we interpret the capacity of the data differently. Each composition or data structure has its own interpreting of capacity. In most cases it is too complex to determine the exact capacity, but it helps us to make study data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4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9">Natural number capacity</text:p>
          </table:table-cell>
          <table:table-cell table:style-name="Table4.C2" office:value-type="string">
            <text:p text:style-name="P9">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6cm" svg:height="0.48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9">List capacity</text:p>
          </table:table-cell>
          <table:table-cell table:style-name="Table4.C2" office:value-type="string">
            <text:p text:style-name="P9">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6cm" svg:height="0.48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9"/>
          </table:table-cell>
          <table:table-cell table:style-name="Table4.C2" office:value-type="string">
            <text:p text:style-name="P10">The capacity of X is equal to the capacity of storing anything not X.</text:p>
          </table:table-cell>
        </table:table-row>
        <table:table-row>
          <table:table-cell table:style-name="Table4.A2" office:value-type="string">
            <text:p text:style-name="Table_20_Contents"/>
          </table:table-cell>
          <table:table-cell table:style-name="Table4.A2" office:value-type="string">
            <text:p text:style-name="P9"/>
          </table:table-cell>
          <table:table-cell table:style-name="Table4.C2" office:value-type="string">
            <text:p text:style-name="Table_20_Contents"/>
          </table:table-cell>
        </table:table-row>
      </table:table>
      <text:p text:style-name="P14"/>
      <text:h text:style-name="P26" text:outline-level="2"><text:span text:style-name="T3">3</text:span> - Equality</text:h>
      <text:p text:style-name="P20"/>
      <text:p text:style-name="P20">The rules of equality is more complex in this algebra compared to numbers. The complexity is due to the fundamental theorem<text:span text:style-name="T3">. For example, a linked list and an array both can do the same job and their capacity both grow linearly with the number of bits in computer memory. </text:span></text:p>
      <text:p text:style-name="P20"/>
      <text:p text:style-name="P20"><text:span text:style-name="T3"><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2"><text:span text:style-name="T3">When the constant is close to each other we can consider the implementations equal, even though they are not strictly equal. For this reason when we use a list operator we lax the condition but assume that all lists are implemented equally.</text:span></text:p>
      <text:p text:style-name="P22"/>
      <text:p text:style-name="P25"><text:span text:style-name="T3">O</text:span>ne data structure can be transformed to another data structure that is not equal:</text:p>
      <text:p text:style-name="P25"/>
      <text:p text:style-name="P25"><draw:frame draw:style-name="fr1" draw:name="Object14" text:anchor-type="as-char" svg:y="-0.386cm" svg:width="6.022cm" svg:height="0.508cm" draw:z-index="6"><draw:object xlink:href="./Object 14" xlink:type="simple" xlink:show="embed" xlink:actuate="onLoad"/><draw:image xlink:href="./ObjectReplacements/Object 14" xlink:type="simple" xlink:show="embed" xlink:actuate="onLoad"/></draw:frame></text:p>
      <text:p text:style-name="P25">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4"> With smarter distribution we can describe some data with one type of data structure that would not be possible with another data structure.</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5cm" svg:height="0.467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2">Non-commutativity</text:p>
          </table:table-cell>
          <table:table-cell table:style-name="Table1.C2" office:value-type="string">
            <text:p text:style-name="P12">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6:32:31.316804000</dc:date>
    <meta:editing-duration>PT1H41M2S</meta:editing-duration>
    <meta:editing-cycles>20</meta:editing-cycles>
    <meta:generator>LibreOffice/4.1.3.2$MacOSX_x86 LibreOffice_project/70feb7d99726f064edab4605a8ab840c50ec57a</meta:generator>
    <meta:document-statistic meta:table-count="4" meta:image-count="0" meta:object-count="18" meta:page-count="3" meta:paragraph-count="69" meta:word-count="644" meta:character-count="3744" meta:non-whitespace-character-count="3149"/>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